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5030" officeooo:paragraph-rsid="0036621a"/>
    </style:style>
    <style:style style:name="P2" style:family="paragraph" style:parent-style-name="Text_20_body">
      <style:text-properties officeooo:rsid="0032591e" officeooo:paragraph-rsid="0036621a"/>
    </style:style>
    <style:style style:name="P3" style:family="paragraph" style:parent-style-name="Text_20_body">
      <style:text-properties officeooo:rsid="0023aa6d" officeooo:paragraph-rsid="00385217"/>
    </style:style>
    <style:style style:name="P4" style:family="paragraph" style:parent-style-name="Text_20_body">
      <style:text-properties officeooo:rsid="003cc292" officeooo:paragraph-rsid="00398179"/>
    </style:style>
    <style:style style:name="P5" style:family="paragraph" style:parent-style-name="Text_20_body">
      <style:text-properties officeooo:rsid="0040e352" officeooo:paragraph-rsid="00398179"/>
    </style:style>
    <style:style style:name="P6" style:family="paragraph" style:parent-style-name="Text_20_body">
      <style:text-properties officeooo:rsid="00416794" officeooo:paragraph-rsid="00398179"/>
    </style:style>
    <style:style style:name="P7" style:family="paragraph" style:parent-style-name="Text_20_body">
      <style:text-properties officeooo:paragraph-rsid="00398179"/>
    </style:style>
    <style:style style:name="P8" style:family="paragraph" style:parent-style-name="Heading_20_1" style:master-page-name="Right_20_Page">
      <style:paragraph-properties style:page-number="auto"/>
      <style:text-properties officeooo:rsid="003cc292" officeooo:paragraph-rsid="00398179"/>
    </style:style>
    <style:style style:name="P9" style:family="paragraph" style:parent-style-name="Heading_20_2">
      <style:text-properties officeooo:paragraph-rsid="0036621a"/>
    </style:style>
    <style:style style:name="P10" style:family="paragraph" style:parent-style-name="Heading_20_2">
      <style:text-properties officeooo:paragraph-rsid="00385217"/>
    </style:style>
    <style:style style:name="P11" style:family="paragraph" style:parent-style-name="Heading_20_2">
      <style:text-properties officeooo:paragraph-rsid="00398179"/>
    </style:style>
    <style:style style:name="P12" style:family="paragraph" style:parent-style-name="Heading_20_3">
      <style:text-properties officeooo:rsid="0032591e" officeooo:paragraph-rsid="0036621a"/>
    </style:style>
    <style:style style:name="P13" style:family="paragraph" style:parent-style-name="Heading_20_3">
      <style:text-properties officeooo:paragraph-rsid="0036621a"/>
    </style:style>
    <style:style style:name="P14" style:family="paragraph" style:parent-style-name="Heading_20_3">
      <style:text-properties officeooo:paragraph-rsid="00385217"/>
    </style:style>
    <style:style style:name="P15" style:family="paragraph" style:parent-style-name="Heading_20_3">
      <style:text-properties officeooo:rsid="003cc292" officeooo:paragraph-rsid="00398179"/>
    </style:style>
    <style:style style:name="P16" style:family="paragraph" style:parent-style-name="Heading_20_3">
      <style:text-properties officeooo:paragraph-rsid="00398179"/>
    </style:style>
    <style:style style:name="P17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18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345030"/>
    </style:style>
    <style:style style:name="T2" style:family="text">
      <style:text-properties officeooo:rsid="003495e4"/>
    </style:style>
    <style:style style:name="T3" style:family="text">
      <style:text-properties officeooo:rsid="003642f6"/>
    </style:style>
    <style:style style:name="T4" style:family="text">
      <style:text-properties officeooo:rsid="0036621a"/>
    </style:style>
    <style:style style:name="T5" style:family="text">
      <style:text-properties officeooo:rsid="0023aa6d"/>
    </style:style>
    <style:style style:name="T6" style:family="text">
      <style:text-properties officeooo:rsid="003a7dbe"/>
    </style:style>
    <style:style style:name="T7" style:family="text">
      <style:text-properties officeooo:rsid="003c0ef1"/>
    </style:style>
    <style:style style:name="T8" style:family="text">
      <style:text-properties officeooo:rsid="003c64ae"/>
    </style:style>
    <style:style style:name="T9" style:family="text">
      <style:text-properties officeooo:rsid="003cc292"/>
    </style:style>
    <style:style style:name="T10" style:family="text">
      <style:text-properties officeooo:rsid="003eb592"/>
    </style:style>
    <style:style style:name="T11" style:family="text">
      <style:text-properties officeooo:rsid="0043a8f4"/>
    </style:style>
    <style:style style:name="T12" style:family="text">
      <style:text-properties officeooo:rsid="00403b1d"/>
    </style:style>
    <style:style style:name="T13" style:family="text">
      <style:text-properties officeooo:rsid="0040e352"/>
    </style:style>
    <style:style style:name="T14" style:family="text">
      <style:text-properties officeooo:rsid="00416794"/>
    </style:style>
    <style:style style:name="T15" style:family="text">
      <style:text-properties officeooo:rsid="00398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carborough Fair</text:h>
      <text:h text:style-name="P11" text:outline-level="2">(<text:span text:style-name="T9">Traditional</text:span>)</text:h>
      <text:h text:style-name="P15" text:outline-level="3">[VERSE 1] (Male)</text:h>
      <text:p text:style-name="P4">Am <text:s text:c="5"/><text:span text:style-name="T10">C</text:span> <text:s text:c="7"/>G <text:s text:c="10"/>Am</text:p>
      <text:p text:style-name="P4">Are you going to Scarborough Fair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2"/>Am <text:s text:c="4"/>C <text:s text:c="8"/>G <text:s text:c="2"/>Am <text:s text:c="3"/>G</text:p>
      <text:p text:style-name="P4">Remember me to one who lives there</text:p>
      <text:p text:style-name="P4">Am <text:s text:c="6"/>G <text:s text:c="14"/><text:span text:style-name="T10">C</text:span> <text:s/>Am</text:p>
      <text:p text:style-name="P4">She <text:span text:style-name="T10">o</text:span>nce was a true love of mine</text:p>
      <text:h text:style-name="P16" text:outline-level="3">[<text:span text:style-name="T13">VERSE</text:span> 2]</text:h>
      <text:p text:style-name="P4">Am <text:s text:c="9"/><text:span text:style-name="T10">C</text:span> <text:s text:c="8"/>G <text:s text:c="6"/>Am</text:p>
      <text:p text:style-name="P4">Tell her to make me a cambric shirt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4"/>Am <text:s text:c="4"/>C <text:s text:c="8"/>G <text:s text:c="5"/>Am <text:s/>G</text:p>
      <text:p text:style-name="P4">Without no seams nor nee-ee-dle work</text:p>
      <text:p text:style-name="P4">Am <text:s text:c="9"/>G <text:s text:c="13"/><text:span text:style-name="T10">C </text:span><text:s/>Am</text:p>
      <text:p text:style-name="P4">Then she’ll be a true love of mine</text:p>
      <text:h text:style-name="P16" text:outline-level="3">[VERSE 3]</text:h>
      <text:p text:style-name="P4">Am <text:s text:c="9"/><text:span text:style-name="T10">C</text:span> <text:s text:c="8"/>G <text:s text:c="6"/>Am</text:p>
      <text:p text:style-name="P5">Tell her to wash it in yonder well,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4"/>Am <text:s text:c="4"/>C <text:s text:c="8"/>G <text:s text:c="5"/>Am <text:s/>G</text:p>
      <text:p text:style-name="P5">Where never sprung water or rain ever fell,</text:p>
      <text:p text:style-name="P4">Am <text:s text:c="11"/>G <text:s text:c="13"/><text:span text:style-name="T10">C </text:span><text:s/>Am</text:p>
      <text:p text:style-name="P4"><text:span text:style-name="T13">And</text:span> she <text:span text:style-name="T13">sha</text:span>ll be a true love of mine</text:p>
      <text:h text:style-name="P16" text:outline-level="3">[VERSE 4]</text:h>
      <text:p text:style-name="P4">Am <text:s text:c="9"/><text:span text:style-name="T10">C</text:span> <text:s text:c="8"/>G <text:s text:c="6"/>Am</text:p>
      <text:p text:style-name="P5">Tell her to dry it on yonder thorn,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oft-page-break/><text:s text:c="4"/>Am <text:s text:c="4"/>C <text:s text:c="8"/>G <text:s text:c="5"/>Am <text:s/>G</text:p>
      <text:p text:style-name="P5">Which never bore blossom since Adam was born,</text:p>
      <text:p text:style-name="P4">Am <text:s text:c="9"/>G <text:s text:c="13"/><text:span text:style-name="T10">C </text:span><text:s/>Am</text:p>
      <text:p text:style-name="P4"><text:span text:style-name="T13">Then </text:span>she’ll be a true love of mine</text:p>
      <text:h text:style-name="P16" text:outline-level="3">[VERSE 5] <text:span text:style-name="T13">(Female)</text:span></text:h>
      <text:p text:style-name="P4">Am <text:s text:c="8"/><text:span text:style-name="T10">C</text:span> <text:s text:c="7"/>G <text:s text:c="8"/>Am</text:p>
      <text:p text:style-name="P7">Now he has asked me questions three,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2"/>Am <text:s text:c="8"/>C <text:s text:c="8"/>G <text:s text:c="3"/>Am <text:s/>G</text:p>
      <text:p text:style-name="P7">I hope he'll answ’r as many for me,</text:p>
      <text:p text:style-name="P4">Am <text:s text:c="9"/>G <text:s text:c="13"/><text:span text:style-name="T10">C </text:span><text:s/>Am</text:p>
      <text:p text:style-name="P5">‘Fore he’ll be a true love of mine.</text:p>
      <text:h text:style-name="P16" text:outline-level="3">[<text:span text:style-name="T13">VERSE</text:span> <text:span text:style-name="T14">6</text:span>]</text:h>
      <text:p text:style-name="P4">Am <text:s text:c="9"/><text:span text:style-name="T10">C</text:span> <text:s text:c="8"/>G <text:s text:c="6"/>Am</text:p>
      <text:p text:style-name="P4">Tell <text:span text:style-name="T13">him</text:span> to <text:span text:style-name="T14">buy</text:span> me an acre of land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3"/>Am <text:s text:c="7"/>C <text:s text:c="8"/>G <text:s text:c="2"/>Am <text:s/>G</text:p>
      <text:p text:style-name="P4">Between salt water and the sea sand</text:p>
      <text:p text:style-name="P4">Am <text:s text:c="8"/>G <text:s text:c="13"/><text:span text:style-name="T10">C </text:span><text:s/>Am</text:p>
      <text:p text:style-name="P4">Then he'll be a true love of mine</text:p>
      <text:h text:style-name="P16" text:outline-level="3">[<text:span text:style-name="T13">VERSE</text:span> <text:span text:style-name="T14">7</text:span>]</text:h>
      <text:p text:style-name="P4">Am <text:s text:c="9"/><text:span text:style-name="T10">C</text:span> <text:s text:c="8"/>G <text:s text:c="11"/>Am</text:p>
      <text:p text:style-name="P6">Tell him to plough it with a ram's horn,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4"/>Am <text:s text:c="8"/>C <text:s text:c="12"/>G Am <text:s/>G</text:p>
      <text:p text:style-name="P6">And sow it all over with one peppercorn,</text:p>
      <text:p text:style-name="P4">Am <text:s text:c="10"/>G <text:s text:c="13"/><text:span text:style-name="T10">C </text:span><text:s/>Am</text:p>
      <text:p text:style-name="P6">And he shall be a true love of mine.</text:p>
      <text:h text:style-name="P16" text:outline-level="3">[VERSE 8]</text:h>
      <text:p text:style-name="P4">Am <text:s text:c="9"/><text:span text:style-name="T10">C</text:span> <text:s text:c="13"/>G <text:s text:c="8"/>Am</text:p>
      <text:p text:style-name="P4">Tell <text:span text:style-name="T14">him</text:span> to <text:span text:style-name="T14">sheer’t </text:span>with a sickle of leath’r</text:p>
      <text:p text:style-name="P4"/>
      <text:p text:style-name="P4"><text:soft-page-break/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4"/>Am <text:s text:c="5"/>C <text:s text:c="6"/>G <text:s/>Am <text:s text:c="4"/>G</text:p>
      <text:p text:style-name="P4">And <text:span text:style-name="T14">bind</text:span> it <text:span text:style-name="T14">up</text:span> in a <text:span text:style-name="T14">peacock’s feath’r</text:span></text:p>
      <text:p text:style-name="P4">Am <text:s text:c="8"/>G <text:s text:c="13"/><text:span text:style-name="T10">C </text:span><text:s/>Am</text:p>
      <text:p text:style-name="P4">Then he'll be a true love of mine</text:p>
      <text:h text:style-name="P16" text:outline-level="3">[<text:span text:style-name="T15">VERSE</text:span> <text:span text:style-name="T14">9</text:span>]</text:h>
      <text:p text:style-name="P4">Am <text:s text:c="9"/><text:span text:style-name="T10">C</text:span> <text:s text:c="7"/>G <text:s text:c="11"/>Am</text:p>
      <text:p text:style-name="P6">When he has done and finished his work.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4"/>Am <text:s text:c="9"/>C <text:s text:c="7"/>G <text:s text:c="9"/>Am <text:s/>G</text:p>
      <text:p text:style-name="P6">Oh, tell him to come and he'll have his shirt,</text:p>
      <text:p text:style-name="P4">Am <text:s text:c="10"/>G <text:s text:c="13"/><text:span text:style-name="T10">C</text:span> <text:s/>Am</text:p>
      <text:p text:style-name="P6">And he shall be a true love of mine.</text:p>
      <text:h text:style-name="P16" text:outline-level="3">[<text:span text:style-name="T15">VERSE</text:span> <text:span text:style-name="T14">10</text:span>] <text:span text:style-name="T14">(All)</text:span></text:h>
      <text:p text:style-name="P4">Am <text:s text:c="5"/><text:span text:style-name="T10">C</text:span> <text:s text:c="7"/>G <text:s text:c="10"/>Am</text:p>
      <text:p text:style-name="P4">Are you going to Scarborough Fair</text:p>
      <text:p text:style-name="P4"><text:span text:style-name="T11">Am</text:span> C <text:s text:c="3"/>Am <text:s text:c="2"/><text:span text:style-name="T10">C</text:span> <text:s text:c="4"/>D<text:span text:style-name="T12">7</text:span> <text:span text:style-name="T10">G</text:span> <text:s text:c="2"/>Am</text:p>
      <text:p text:style-name="P4">Parsley sage rosemary and thyme</text:p>
      <text:p text:style-name="P4"><text:s text:c="2"/>Am <text:s text:c="4"/>C <text:s text:c="8"/>G <text:s text:c="2"/>Am <text:s text:c="3"/>G</text:p>
      <text:p text:style-name="P4">Remember me to one who lives there</text:p>
      <text:p text:style-name="P4">Am <text:s text:c="6"/>G <text:s text:c="14"/><text:span text:style-name="T10">C</text:span> <text:s/>Am</text:p>
      <text:p text:style-name="P4">She <text:span text:style-name="T10">o</text:span>nce was a true love of mine</text:p>
      <text:h text:style-name="P1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7M6S</meta:editing-duration>
    <meta:editing-cycles>42</meta:editing-cycles>
    <meta:generator>LibreOffice/5.2.7.2$MacOSX_X86_64 LibreOffice_project/2b7f1e640c46ceb28adf43ee075a6e8b8439ed10</meta:generator>
    <dc:title>Lyrics + Chords</dc:title>
    <dc:date>2017-08-01T11:16:35.904225000</dc:date>
    <meta:print-date>2017-04-03T12:23:29.985893000</meta:print-date>
    <meta:document-statistic meta:table-count="0" meta:image-count="0" meta:object-count="0" meta:page-count="3" meta:paragraph-count="92" meta:word-count="514" meta:character-count="2806" meta:non-whitespace-character-count="15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